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56829c4-7fff-e33d-7973-275b5ae9f826"/>Instituto Federal de Mato Grosso do Sul</text:p>
      <text:p text:style-name="P2">Professor: Paulo Ribeiro</text:p>
      <text:p text:style-name="Text_20_body"/>
      <text:p text:style-name="P3">Roteiro de Slides para TCC</text:p>
      <text:p text:style-name="Text_20_body"><text:line-break/></text:p>
      <text:p text:style-name="P4">Capa</text:p>
      <text:p text:style-name="Text_20_body"/>
      <text:p text:style-name="P5">Título do Trabalho</text:p>
      <text:p text:style-name="P5">Nome do Aluno</text:p>
      <text:p text:style-name="P5">Nome do Orientador</text:p>
      <text:p text:style-name="P5">Instituição</text:p>
      <text:p text:style-name="P5">Data da Apresentação</text:p>
      <text:p text:style-name="Text_20_body"/>
      <text:p text:style-name="P4">Introdução</text:p>
      <text:p text:style-name="Text_20_body"/>
      <text:p text:style-name="P5">Contextualização do Tema</text:p>
      <text:p text:style-name="P5">Problema de Pesquisa</text:p>
      <text:p text:style-name="P5">Justificativa</text:p>
      <text:p text:style-name="P5">Objetivos (Geral e Específicos)</text:p>
      <text:p text:style-name="P5">Referencial Teórico</text:p>
      <text:p text:style-name="P5">Principais Teorias e Conceitos</text:p>
      <text:p text:style-name="P5">Estudos Relevantes Anteriores</text:p>
      <text:p text:style-name="P5">Como o Referencial Teórico se Relaciona com a Pesquisa</text:p>
      <text:p text:style-name="Text_20_body"/>
      <text:p text:style-name="P4">Metodologia</text:p>
      <text:p text:style-name="Text_20_body"/>
      <text:p text:style-name="P5">Tipo de Pesquisa (Qualitativa, Quantitativa, Mista)</text:p>
      <text:p text:style-name="P5">Técnicas de Coleta de Dados (Entrevistas, Questionários, etc.)</text:p>
      <text:p text:style-name="P5">Análise de Dados</text:p>
      <text:p text:style-name="P5">Justificativa da Metodologia Escolhida</text:p>
      <text:p text:style-name="Text_20_body"/>
      <text:p text:style-name="P4">Resultados</text:p>
      <text:p text:style-name="Text_20_body"/>
      <text:p text:style-name="P5">Apresentação dos Resultados Obtidos</text:p>
      <text:p text:style-name="P5">Gráficos, Tabelas, e/ou Figuras Ilustrativas</text:p>
      <text:p text:style-name="P5">Interpretação dos Dados</text:p>
      <text:p text:style-name="Text_20_body"/>
      <text:p text:style-name="P4">Discussão</text:p>
      <text:p text:style-name="Text_20_body"/>
      <text:p text:style-name="P5"><text:soft-page-break/>Comparação com o Referencial Teórico</text:p>
      <text:p text:style-name="P5">Implicações dos Resultados</text:p>
      <text:p text:style-name="P5">Limitações do Estudo</text:p>
      <text:p text:style-name="P5">Sugestões para Pesquisas Futuras</text:p>
      <text:p text:style-name="Text_20_body"/>
      <text:p text:style-name="P4">Conclusão</text:p>
      <text:p text:style-name="Text_20_body"/>
      <text:p text:style-name="P5">Resumo dos Principais Achados</text:p>
      <text:p text:style-name="P5">Resposta ao Problema de Pesquisa</text:p>
      <text:p text:style-name="P5">Contribuições do Trabalho</text:p>
      <text:p text:style-name="P5">Relevância dos Resultados</text:p>
      <text:p text:style-name="Text_20_body"/>
      <text:p text:style-name="P4">Referências Bibliográficas</text:p>
      <text:p text:style-name="Text_20_body"/>
      <text:p text:style-name="P5">Citações das Fontes Utilizadas</text:p>
      <text:p text:style-name="P5">Formatação de Acordo com as Normas da ABNT (ou outras normas específicas)</text:p>
      <text:p text:style-name="Text_20_body"/>
      <text:p text:style-name="P4">Agradecimentos (Opcional)</text:p>
      <text:p text:style-name="Text_20_body"/>
      <text:p text:style-name="P5">Agradecimentos a Orientadores, Família, Amigos, e Instituição</text:p>
      <text:p text:style-name="Text_20_body"/>
      <text:p text:style-name="P4">Perguntas</text:p>
      <text:p text:style-name="Text_20_body"/>
      <text:p text:style-name="P5">Abrir para Perguntas e Discussã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09:24:49.994000000</meta:creation-date>
    <dc:date>2025-06-05T09:25:45.374000000</dc:date>
    <meta:editing-duration>PT55S</meta:editing-duration>
    <meta:editing-cycles>1</meta:editing-cycles>
    <meta:document-statistic meta:table-count="0" meta:image-count="0" meta:object-count="0" meta:page-count="2" meta:paragraph-count="46" meta:word-count="159" meta:character-count="1194" meta:non-whitespace-character-count="1077"/>
    <meta:generator>LibreOffice/7.4.3.2$Windows_X86_64 LibreOffice_project/1048a8393ae2eeec98dff31b5c133c5f1d08b890</meta:generator>
  </office:meta>
</office:document-meta>
</file>